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</table:table-row>
        <table:table-row table:style-name="ro4">
          <table:table-cell table:style-name="ce2" office:value-type="date" office:date-value="2014-04-13">
            <text:p>04/13/14</text:p>
          </table:table-cell>
          <table:table-cell office:value-type="string">
            <text:p>4 hours</text:p>
          </table:table-cell>
        </table:table-row>
        <table:table-row table:style-name="ro4">
          <table:table-cell table:style-name="ce2" office:value-type="string">
            <text:p>Hours for week of 4/7-4/13</text:p>
          </table:table-cell>
          <table:table-cell office:value-type="string">
            <text:p>26 hours 35 minutes</text:p>
          </table:table-cell>
        </table:table-row>
        <table:table-row table:style-name="ro4">
          <table:table-cell table:style-name="ce2" office:value-type="date" office:date-value="2014-04-14">
            <text:p>04/14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4-15">
            <text:p>04/15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6">
            <text:p>04/16/14</text:p>
          </table:table-cell>
          <table:table-cell office:value-type="string">
            <text:p>2 hours 33 minutes</text:p>
          </table:table-cell>
        </table:table-row>
        <table:table-row table:style-name="ro4">
          <table:table-cell table:style-name="ce2" office:value-type="date" office:date-value="2014-04-17">
            <text:p>04/17/14</text:p>
          </table:table-cell>
          <table:table-cell office:value-type="string">
            <text:p>3 hours 46 minutes</text:p>
          </table:table-cell>
        </table:table-row>
        <table:table-row table:style-name="ro4">
          <table:table-cell table:style-name="ce2" office:value-type="date" office:date-value="2014-04-18">
            <text:p>04/18/14</text:p>
          </table:table-cell>
          <table:table-cell office:value-type="string">
            <text:p>2 hours 22 minutes</text:p>
          </table:table-cell>
        </table:table-row>
        <table:table-row table:style-name="ro4">
          <table:table-cell table:style-name="ce2" office:value-type="date" office:date-value="2014-04-19">
            <text:p>04/19/14</text:p>
          </table:table-cell>
          <table:table-cell office:value-type="string">
            <text:p>4 hours 20 minutes</text:p>
          </table:table-cell>
        </table:table-row>
        <table:table-row table:style-name="ro4">
          <table:table-cell table:style-name="ce2" office:value-type="date" office:date-value="2014-04-20">
            <text:p>04/20/14</text:p>
          </table:table-cell>
          <table:table-cell office:value-type="string">
            <text:p>3 hours 47 minutes</text:p>
          </table:table-cell>
        </table:table-row>
        <table:table-row table:style-name="ro4">
          <table:table-cell office:value-type="string">
            <text:p>Hours for week of 4/14-4/20</text:p>
          </table:table-cell>
          <table:table-cell office:value-type="string">
            <text:p>23 hours 3 minutes</text:p>
          </table:table-cell>
        </table:table-row>
        <table:table-row table:style-name="ro4">
          <table:table-cell table:style-name="ce2" office:value-type="date" office:date-value="2014-04-21">
            <text:p>04/21/14</text:p>
          </table:table-cell>
          <table:table-cell office:value-type="string">
            <text:p>3 hours 14 minutes</text:p>
          </table:table-cell>
        </table:table-row>
        <table:table-row table:style-name="ro4">
          <table:table-cell table:style-name="ce2" office:value-type="date" office:date-value="2014-04-22">
            <text:p>04/22/14</text:p>
          </table:table-cell>
          <table:table-cell office:value-type="string">
            <text:p>4 hours 40 minutes</text:p>
          </table:table-cell>
        </table:table-row>
        <table:table-row table:style-name="ro4">
          <table:table-cell table:style-name="ce2" office:value-type="date" office:date-value="2014-04-23">
            <text:p>04/23/14</text:p>
          </table:table-cell>
          <table:table-cell office:value-type="string">
            <text:p>2 hours 29 minutes</text:p>
          </table:table-cell>
        </table:table-row>
        <table:table-row table:style-name="ro4">
          <table:table-cell table:style-name="ce2" office:value-type="date" office:date-value="2014-04-24">
            <text:p>04/24/14</text:p>
          </table:table-cell>
          <table:table-cell office:value-type="string">
            <text:p>1 hour 39 minutes</text:p>
          </table:table-cell>
        </table:table-row>
        <table:table-row table:style-name="ro4">
          <table:table-cell table:style-name="ce2" office:value-type="date" office:date-value="2014-04-25">
            <text:p>04/25/14</text:p>
          </table:table-cell>
          <table:table-cell office:value-type="string">
            <text:p>1 hour 33 minutes</text:p>
          </table:table-cell>
        </table:table-row>
        <table:table-row table:style-name="ro4">
          <table:table-cell table:style-name="ce2" office:value-type="date" office:date-value="2014-04-26">
            <text:p>04/26/14</text:p>
          </table:table-cell>
          <table:table-cell office:value-type="string">
            <text:p>3 hours 2 minutes</text:p>
          </table:table-cell>
        </table:table-row>
        <table:table-row table:style-name="ro4">
          <table:table-cell table:style-name="ce2" office:value-type="date" office:date-value="2014-04-27">
            <text:p>04/27/14</text:p>
          </table:table-cell>
          <table:table-cell office:value-type="string">
            <text:p>1 hour 31 minutes</text:p>
          </table:table-cell>
        </table:table-row>
        <table:table-row table:style-name="ro4">
          <table:table-cell office:value-type="string">
            <text:p>Hours for week of 4/21-4/27</text:p>
          </table:table-cell>
          <table:table-cell office:value-type="string">
            <text:p>18 hours 8 minutes</text:p>
          </table:table-cell>
        </table:table-row>
        <table:table-row table:style-name="ro4">
          <table:table-cell table:style-name="ce2" office:value-type="date" office:date-value="2014-04-28">
            <text:p>04/28/14</text:p>
          </table:table-cell>
          <table:table-cell office:value-type="string">
            <text:p>30 minutes</text:p>
          </table:table-cell>
        </table:table-row>
        <table:table-row table:style-name="ro4">
          <table:table-cell table:style-name="ce2" office:value-type="date" office:date-value="2014-04-29">
            <text:p>04/29/14</text:p>
          </table:table-cell>
          <table:table-cell office:value-type="string">
            <text:p>8 hours 14 minutes</text:p>
          </table:table-cell>
        </table:table-row>
        <table:table-row table:style-name="ro4">
          <table:table-cell table:style-name="ce2" office:value-type="date" office:date-value="2014-04-30">
            <text:p>04/30/14</text:p>
          </table:table-cell>
          <table:table-cell office:value-type="string">
            <text:p>5 hours 26 minutes</text:p>
          </table:table-cell>
        </table:table-row>
        <table:table-row table:style-name="ro4">
          <table:table-cell table:style-name="ce2" office:value-type="date" office:date-value="2014-05-01">
            <text:p>05/01/14</text:p>
          </table:table-cell>
          <table:table-cell office:value-type="string">
            <text:p>3 hours 31 minutes</text:p>
          </table:table-cell>
        </table:table-row>
        <table:table-row table:style-name="ro4">
          <table:table-cell table:style-name="ce2" office:value-type="date" office:date-value="2014-05-02">
            <text:p>05/02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5-03">
            <text:p>05/03/14</text:p>
          </table:table-cell>
          <table:table-cell office:value-type="string">
            <text:p>3 hours 45 minutes</text:p>
          </table:table-cell>
        </table:table-row>
        <table:table-row table:style-name="ro4">
          <table:table-cell table:style-name="ce2" office:value-type="date" office:date-value="2014-05-04">
            <text:p>05/04/14</text:p>
          </table:table-cell>
          <table:table-cell office:value-type="string">
            <text:p>1 hour 57 minutes</text:p>
          </table:table-cell>
        </table:table-row>
        <table:table-row table:style-name="ro4">
          <table:table-cell office:value-type="string">
            <text:p>Hours for week of 4/27-5/4</text:p>
          </table:table-cell>
          <table:table-cell office:value-type="string">
            <text:p>25 hours 33 minutes</text:p>
          </table:table-cell>
        </table:table-row>
        <table:table-row table:style-name="ro4">
          <table:table-cell table:style-name="ce2" office:value-type="date" office:date-value="2014-05-05">
            <text:p>05/05/14</text:p>
          </table:table-cell>
          <table:table-cell office:value-type="string">
            <text:p>6 hours 21 minutes</text:p>
          </table:table-cell>
        </table:table-row>
        <table:table-row table:style-name="ro4">
          <table:table-cell table:style-name="ce2" office:value-type="date" office:date-value="2014-05-06">
            <text:p>05/06/14</text:p>
          </table:table-cell>
          <table:table-cell office:value-type="string">
            <text:p>5 hours 15 minutes</text:p>
          </table:table-cell>
        </table:table-row>
        <table:table-row table:style-name="ro4" table:number-rows-repeated="1048538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5-06T22:24:50</dc:date>
    <meta:editing-duration>PT11H14M26S</meta:editing-duration>
    <meta:editing-cycles>48</meta:editing-cycles>
    <meta:generator>LibreOffice/3.5$Linux_X86_64 LibreOffice_project/350m1$Build-2</meta:generator>
    <meta:document-statistic meta:table-count="3" meta:cell-count="70" meta:object-count="0"/>
  </office:meta>
</office:document-meta>
</file>